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780F19310CE326D9AE6.png" manifest:media-type="image/png"/>
  <manifest:file-entry manifest:full-path="Pictures/100000000000043800000780D771741EAFEBB18F.png" manifest:media-type="image/png"/>
  <manifest:file-entry manifest:full-path="Pictures/1000000000000438000007809C4B12F27CACC023.png" manifest:media-type="image/png"/>
  <manifest:file-entry manifest:full-path="Pictures/1000000000000438000007809D3678876D7738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319in" svg:y="-0.4382in" svg:width="3.7728in" svg:height="5.0689in" draw:z-index="0"><draw:image xlink:href="Pictures/1000000000000438000007809C4B12F27CACC023.png" xlink:type="simple" xlink:show="embed" xlink:actuate="onLoad"/></draw:frame><draw:frame draw:style-name="fr1" draw:name="Image2" text:anchor-type="paragraph" svg:x="3.6693in" svg:y="-0.4146in" svg:width="3.7957in" svg:height="5.0016in" draw:z-index="1"><draw:image xlink:href="Pictures/1000000000000438000007809D3678876D7738DC.png" xlink:type="simple" xlink:show="embed" xlink:actuate="onLoad"/></draw:frame><draw:frame draw:style-name="fr1" draw:name="Image3" text:anchor-type="paragraph" svg:x="-0.3319in" svg:y="4.9047in" svg:width="3.7291in" svg:height="5.1201in" draw:z-index="2"><draw:image xlink:href="Pictures/100000000000043800000780F19310CE326D9AE6.png" xlink:type="simple" xlink:show="embed" xlink:actuate="onLoad"/></draw:frame><draw:frame draw:style-name="fr1" draw:name="Image4" text:anchor-type="paragraph" svg:x="3.6807in" svg:y="4.9047in" svg:width="3.7299in" svg:height="5.1201in" draw:z-index="3"><draw:image xlink:href="Pictures/100000000000043800000780D771741EAFEBB1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12:45.519555744</meta:creation-date>
    <dc:date>2018-03-27T21:15:31.949499856</dc:date>
    <meta:editing-duration>PT2M4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3.0.3$Linux_X86_64 LibreOffice_project/30m0$Build-3</meta:generator>
  </office:meta>
</office:document-meta>
</file>